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 style:font-pitch="fixed"/>
    <style:font-face style:name="IBM Plex Mono1" svg:font-family="'IBM Plex Mono'" style:font-pitch="variable"/>
    <style:font-face style:name="IBM Plex Mono2" svg:font-family="'IBM Plex Mono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1.97cm" fo:min-width="25.686cm"/>
      <style:paragraph-properties style:writing-mode="lr-tb"/>
    </style:style>
    <style:style style:name="gr2" style:family="graphic" style:parent-style-name="standard">
      <style:graphic-properties svg:stroke-color="#800080" draw:fill-color="#800080" draw:textarea-horizontal-align="justify" draw:textarea-vertical-align="middle" draw:auto-grow-height="false" fo:min-height="9.842cm" fo:min-width="25.1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4" style:family="graphic" style:parent-style-name="standard">
      <style:graphic-properties svg:stroke-color="#81d41a" draw:fill-color="#81d41a" draw:textarea-horizontal-align="justify" draw:textarea-vertical-align="middle" draw:auto-grow-height="false" fo:min-height="6.427cm" fo:min-width="10.858cm" fo:wrap-option="wrap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0.381cm" fo:wrap-option="wrap"/>
    </style:style>
    <style:style style:name="gr6" style:family="graphic" style:parent-style-name="standard">
      <style:graphic-properties svg:stroke-color="#ffbf00" draw:fill-color="#ffbf00" draw:textarea-horizontal-align="justify" draw:textarea-vertical-align="middle" draw:auto-grow-height="false" fo:min-height="3.81cm" fo:min-width="3.556cm" fo:wrap-option="wrap"/>
    </style:style>
    <style:style style:name="gr7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8" style:family="graphic" style:parent-style-name="objectwithoutfill">
      <style:graphic-properties svg:stroke-width="0.106cm" svg:stroke-color="#ffbf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9" style:family="graphic" style:parent-style-name="standard">
      <style:graphic-properties svg:stroke-width="0.106cm" svg:stroke-color="#ff0000" draw:marker-start="Arrowheads_20_1" draw:marker-start-width="0.359cm" draw:marker-end="Arrowheads_20_1" draw:marker-end-width="0.359cm" draw:textarea-vertical-align="middle" fo:padding-top="0.053cm" fo:padding-bottom="0.053cm" fo:padding-left="0.307cm" fo:padding-right="0.053cm"/>
    </style:style>
    <style:style style:name="gr10" style:family="graphic" style:parent-style-name="standard">
      <style:graphic-properties svg:stroke-width="0.106cm" svg:stroke-color="#ffff00" draw:marker-start="Arrowheads_20_2" draw:marker-start-width="0.359cm" draw:marker-end="Arrowheads_20_2" draw:marker-end-width="0.359cm" draw:textarea-vertical-align="middle" fo:padding-top="0.053cm" fo:padding-bottom="0.053cm" fo:padding-left="0.307cm" fo:padding-right="0.053cm"/>
    </style:style>
    <style:style style:name="P1" style:family="paragraph">
      <style:paragraph-properties fo:text-align="center" style:writing-mode="lr-tb"/>
      <style:text-properties style:font-name="IBM Plex Mono" fo:font-size="26pt" style:font-size-asian="26pt" style:font-size-complex="26pt"/>
    </style:style>
    <style:style style:name="P2" style:family="paragraph">
      <loext:graphic-properties draw:fill-color="#800080"/>
      <style:paragraph-properties fo:text-align="center" style:writing-mode="lr-tb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style:font-name="IBM Plex Mono" fo:font-size="36pt" style:font-size-asian="36pt" style:font-size-complex="36pt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bf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IBM Plex Mono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IBM Plex Mono" fo:font-size="32pt" style:font-size-asian="32pt" style:font-size-complex="32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IBM Plex Mono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IBM Plex Mono" fo:font-size="24pt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  <style:text-properties style:font-name="IBM Plex Mono"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IBM Plex Mono" fo:font-size="26pt" fo:background-color="#ffbf00" style:font-size-asian="26pt" style:font-size-complex="26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IBM Plex Mono" fo:font-size="22pt" fo:background-color="#ff0000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IBM Plex Mono" fo:font-size="18pt" fo:background-color="#ffff00" style:font-size-asian="18pt" style:font-size-complex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IBM Plex Mono" fo:font-size="36pt" style:font-size-asian="36pt" style:font-size-complex="36pt"/>
    </style:style>
    <style:style style:name="T1" style:family="text">
      <style:text-properties fo:color="#ffffff" loext:opacity="100%" style:font-name="IBM Plex Mono" fo:font-size="36pt" style:font-size-asian="36pt" style:font-size-complex="36pt"/>
    </style:style>
    <style:style style:name="T2" style:family="text">
      <style:text-properties style:font-name="IBM Plex Mono"/>
    </style:style>
    <style:style style:name="T3" style:family="text">
      <style:text-properties style:font-name="IBM Plex Mono" fo:font-size="32pt" style:font-size-asian="32pt" style:font-size-complex="32pt"/>
    </style:style>
    <style:style style:name="T4" style:family="text">
      <style:text-properties style:font-name="IBM Plex Mono" fo:font-size="20pt" style:font-size-asian="20pt" style:font-size-complex="20pt"/>
    </style:style>
    <style:style style:name="T5" style:family="text">
      <style:text-properties style:font-name="IBM Plex Mono" fo:font-size="24pt" style:font-size-asian="24pt" style:font-size-complex="24pt"/>
    </style:style>
    <style:style style:name="T6" style:family="text">
      <style:text-properties style:font-name="IBM Plex Mono" fo:font-size="18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" fo:font-size="26pt" fo:font-style="normal" fo:text-shadow="none" style:text-underline-style="none" fo:font-weight="normal" style:letter-kerning="true" fo:background-color="#ffbf00" style:font-name-asian="IBM Plex Mono2" style:font-size-asian="26pt" style:font-style-asian="normal" style:font-weight-asian="normal" style:font-name-complex="IBM Plex Mono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BM Plex Mono2" fo:font-size="26pt" fo:background-color="#ffbf00" style:font-name-asian="IBM Plex Mono2" style:font-size-asian="26pt" style:font-name-complex="IBM Plex Mono2" style:font-size-complex="26pt"/>
    </style:style>
    <style:style style:name="T9" style:family="text">
      <style:text-properties style:font-name="IBM Plex Mono" fo:font-size="22pt" fo:background-color="#ff0000" style:font-size-asian="22pt" style:font-size-complex="22pt"/>
    </style:style>
    <style:style style:name="T10" style:family="text">
      <style:text-properties style:font-name="IBM Plex Mono" fo:font-size="18pt" fo:background-color="#ffff00" style:font-size-asian="18pt" style:font-size-complex="18pt"/>
    </style:style>
    <style:style style:name="T11" style:family="text">
      <style:text-properties style:font-name="IBM Plex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1.97cm" svg:x="1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4cm" svg:height="9.842cm" svg:x="1.37cm" svg:y="10.53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97cm" svg:height="1.897cm" svg:x="1.37cm" svg:y="10.533cm">
          <draw:text-box>
            <text:p text:style-name="P3"><text:span text:style-name="T1">Docker</text:span></text:p>
          </draw:text-box>
        </draw:frame>
        <draw:custom-shape draw:style-name="gr4" draw:text-style-name="P5" draw:layer="layout" svg:width="11.112cm" svg:height="6.427cm" svg:x="1.635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0.635cm" svg:height="0.635cm" svg:x="10.842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0.635cm" svg:height="0.635cm" svg:x="11.507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0.635cm" svg:height="0.635cm" svg:x="18.382cm" svg:y="8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3.81cm" svg:height="3.81cm" svg:x="1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3.81cm" svg:height="3.81cm" svg:x="6.1cm" svg:y="2.6cm">
          <draw:glue-point draw:id="4" svg:x="4.112cm" svg:y="5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3.81cm" svg:height="3.81cm" svg:x="11.16cm" svg:y="2.6cm">
          <draw:glue-point draw:id="4" svg:x="3.333cm" svg:y="5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3.81cm" svg:height="3.81cm" svg:x="22.272cm" svg:y="2.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81cm" svg:height="1.27cm" svg:x="0.9cm" svg:y="2.717cm">
          <draw:text-box>
            <text:p><text:span text:style-name="T2">Student Device 1</text:span></text:p>
          </draw:text-box>
        </draw:frame>
        <draw:frame draw:style-name="gr7" draw:text-style-name="P8" draw:layer="layout" svg:width="3.81cm" svg:height="1.27cm" svg:x="6cm" svg:y="2.729cm">
          <draw:text-box>
            <text:p><text:span text:style-name="T2">Student Device 2</text:span></text:p>
          </draw:text-box>
        </draw:frame>
        <draw:frame draw:style-name="gr7" draw:text-style-name="P8" draw:layer="layout" svg:width="3.81cm" svg:height="1.27cm" svg:x="11.1cm" svg:y="2.741cm">
          <draw:text-box>
            <text:p><text:span text:style-name="T2">Student Device 3</text:span></text:p>
          </draw:text-box>
        </draw:frame>
        <draw:frame draw:style-name="gr7" draw:text-style-name="P8" draw:layer="layout" svg:width="3.81cm" svg:height="1.27cm" svg:x="22.2cm" svg:y="2.753cm">
          <draw:text-box>
            <text:p><text:span text:style-name="T2">Student Device N</text:span></text:p>
          </draw:text-box>
        </draw:frame>
        <draw:frame draw:style-name="gr3" draw:text-style-name="P10" draw:layer="layout" svg:width="10.16cm" svg:height="2.722cm" svg:x="1.635cm" svg:y="17.51cm">
          <draw:text-box>
            <text:p text:style-name="P9"><text:span text:style-name="T3">Ubuntu - easy</text:span></text:p>
          </draw:text-box>
        </draw:frame>
        <draw:frame draw:style-name="gr3" draw:text-style-name="P11" draw:layer="layout" svg:width="5.582cm" svg:height="0.875cm" svg:x="6.545cm" svg:y="13.617cm">
          <draw:text-box>
            <text:p text:style-name="P9"><text:span text:style-name="T4">Port 9999</text:span></text:p>
          </draw:text-box>
        </draw:frame>
        <draw:line draw:style-name="gr8" draw:text-style-name="P12" draw:layer="layout" svg:x1="1cm" svg:y1="1.035cm" svg:x2="26.94cm" svg:y2="1.035cm">
          <text:p/>
        </draw:line>
        <draw:line draw:style-name="gr8" draw:text-style-name="P12" draw:layer="layout" svg:x1="1cm" svg:y1="1.035cm" svg:x2="1cm" svg:y2="2.27cm">
          <text:p/>
        </draw:line>
        <draw:line draw:style-name="gr8" draw:text-style-name="P12" draw:layer="layout" svg:x1="26.94cm" svg:y1="1cm" svg:x2="26.94cm" svg:y2="2.27cm">
          <text:p/>
        </draw:line>
        <draw:frame draw:style-name="gr7" draw:text-style-name="P13" draw:layer="layout" svg:width="8.89cm" svg:height="1.587cm" svg:x="11.795cm" svg:y="1cm">
          <draw:text-box>
            <text:p><text:span text:style-name="T5">N Students</text:span></text:p>
          </draw:text-box>
        </draw:frame>
        <draw:frame draw:style-name="gr7" draw:text-style-name="P14" draw:layer="layout" svg:width="4.148cm" svg:height="1.158cm" svg:x="12.092cm" svg:y="8.732cm">
          <draw:text-box>
            <text:p><text:span text:style-name="T6">Port 1111</text:span></text:p>
          </draw:text-box>
        </draw:frame>
        <draw:frame draw:style-name="gr7" draw:text-style-name="P14" draw:layer="layout" svg:width="4.015cm" svg:height="1.257cm" svg:x="18.992cm" svg:y="8.633cm">
          <draw:text-box>
            <text:p><text:span text:style-name="T6">Port 2222</text:span></text:p>
          </draw:text-box>
        </draw:frame>
        <draw:connector draw:style-name="gr9" draw:text-style-name="P9" draw:layer="layout" svg:x1="2.905cm" svg:y1="6.41cm" svg:x2="11.824cm" svg:y2="8.62cm" draw:start-shape="id1" draw:start-glue-point="2" draw:end-shape="id2" draw:end-glue-point="0" svg:d="M2905 6410v1105h8919v1105" svg:viewBox="0 0 8920 2211">
          <text:p/>
        </draw:connector>
        <draw:frame draw:style-name="gr3" draw:text-style-name="P16" xml:id="id9" draw:id="id9" draw:layer="layout" svg:width="2.057cm" svg:height="1.37cm" svg:x="17.675cm" svg:y="3.675cm">
          <draw:text-box>
            <text:p text:style-name="P15"><text:span text:style-name="T7">••</text:span><text:span text:style-name="T8">•</text:span></text:p>
          </draw:text-box>
        </draw:frame>
        <draw:frame draw:style-name="gr3" draw:text-style-name="P17" draw:layer="layout" svg:width="2.561cm" svg:height="1.094cm" svg:x="4.222cm" svg:y="6.891cm">
          <draw:text-box>
            <text:p text:style-name="P9"><text:span text:style-name="T9">TCP</text:span></text:p>
          </draw:text-box>
        </draw:frame>
        <draw:connector draw:style-name="gr10" draw:text-style-name="P9" draw:layer="layout" svg:x1="11.824cm" svg:y1="9.255cm" svg:x2="11.159cm" svg:y2="13.7cm" draw:start-shape="id2" draw:start-glue-point="2" draw:end-shape="id3" draw:end-glue-point="0" svg:d="M11824 9255v2222h-665v2223" svg:viewBox="0 0 666 4446">
          <text:p/>
        </draw:connector>
        <draw:frame draw:style-name="gr3" draw:text-style-name="P18" draw:layer="layout" svg:width="8.735cm" svg:height="1.587cm" svg:x="6.245cm" svg:y="11.765cm">
          <draw:text-box>
            <text:p text:style-name="P9"><text:span text:style-name="T10">Docker port mapping</text:span></text:p>
          </draw:text-box>
        </draw:frame>
        <draw:custom-shape draw:style-name="gr4" draw:text-style-name="P5" draw:layer="layout" svg:width="11.112cm" svg:height="6.427cm" svg:x="15.235cm" svg:y="13.7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9.16cm" svg:height="3.357cm" svg:x="15.335cm" svg:y="17.375cm">
          <draw:text-box>
            <text:p text:style-name="P9"><text:span text:style-name="T3">Ubuntu - hard</text:span></text:p>
          </draw:text-box>
        </draw:frame>
        <draw:custom-shape draw:style-name="gr5" draw:text-style-name="P6" xml:id="id5" draw:id="id5" draw:layer="layout" svg:width="0.635cm" svg:height="0.635cm" svg:x="24.843cm" svg:y="13.701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8.699cm" svg:y1="9.255cm" svg:x2="25.16cm" svg:y2="13.701cm" draw:start-shape="id4" draw:start-glue-point="2" draw:end-shape="id5" draw:end-glue-point="0" svg:d="M18699 9255v2222h6461v2224" svg:viewBox="0 0 6462 4447">
          <text:p/>
        </draw:connector>
        <draw:frame draw:style-name="gr3" draw:text-style-name="P18" draw:layer="layout" svg:width="8.089cm" svg:height="1.587cm" svg:x="18.992cm" svg:y="11.666cm">
          <draw:text-box>
            <text:p text:style-name="P9"><text:span text:style-name="T10">Docker port mapping</text:span></text:p>
          </draw:text-box>
        </draw:frame>
        <draw:connector draw:style-name="gr9" draw:text-style-name="P9" draw:layer="layout" draw:line-skew="0.219cm" svg:x1="8.005cm" svg:y1="6.41cm" svg:x2="11.825cm" svg:y2="8.62cm" draw:start-shape="id6" draw:start-glue-point="2" svg:d="M8005 6410v1575h3820v635" svg:viewBox="0 0 3821 2211">
          <text:p/>
        </draw:connector>
        <draw:frame draw:style-name="gr3" draw:text-style-name="P17" draw:layer="layout" svg:width="2.685cm" svg:height="1.853cm" svg:x="8.575cm" svg:y="7.332cm">
          <draw:text-box>
            <text:p text:style-name="P9"><text:span text:style-name="T9">TCP</text:span></text:p>
          </draw:text-box>
        </draw:frame>
        <draw:connector draw:style-name="gr9" draw:text-style-name="P9" draw:layer="layout" svg:x1="14.334cm" svg:y1="6.41cm" svg:x2="18.699cm" svg:y2="8.62cm" draw:start-shape="id7" draw:start-glue-point="4" draw:end-shape="id4" draw:end-glue-point="0" svg:d="M14334 6410v1105h4365v1105" svg:viewBox="0 0 4366 2211">
          <text:p/>
        </draw:connector>
        <draw:connector draw:style-name="gr9" draw:text-style-name="P9" draw:layer="layout" svg:x1="24.177cm" svg:y1="6.41cm" svg:x2="18.7cm" svg:y2="8.62cm" draw:start-shape="id8" draw:start-glue-point="2" svg:d="M24177 6410v1356h-5477v854" svg:viewBox="0 0 5478 2211">
          <text:p/>
        </draw:connector>
        <draw:connector draw:style-name="gr9" draw:text-style-name="P9" draw:layer="layout" svg:x1="18.703cm" svg:y1="5.045cm" svg:x2="18.7cm" svg:y2="8.62cm" draw:start-shape="id9" draw:start-glue-point="2" svg:d="M18703 5045v2038h-3v1537" svg:viewBox="0 0 4 3576">
          <text:p/>
        </draw:connector>
        <draw:frame draw:style-name="gr3" draw:text-style-name="P17" draw:layer="layout" svg:width="2.517cm" svg:height="1.675cm" svg:x="14.875cm" svg:y="6.61cm">
          <draw:text-box>
            <text:p text:style-name="P9"><text:span text:style-name="T9">TCP</text:span></text:p>
          </draw:text-box>
        </draw:frame>
        <draw:frame draw:style-name="gr3" draw:text-style-name="P11" draw:layer="layout" svg:width="5.582cm" svg:height="0.875cm" svg:x="20.645cm" svg:y="13.618cm">
          <draw:text-box>
            <text:p text:style-name="P9"><text:span text:style-name="T4">Port 9999</text:span></text:p>
          </draw:text-box>
        </draw:frame>
        <draw:frame draw:style-name="gr3" draw:text-style-name="P19" draw:layer="layout" svg:width="10.159cm" svg:height="1.913cm" svg:x="1cm" svg:y="8.62cm">
          <draw:text-box>
            <text:p text:style-name="P9"><text:span text:style-name="T11">Linux Server</text:span></text:p>
          </draw:text-box>
        </draw:frame>
        <draw:frame draw:style-name="gr3" draw:text-style-name="P17" draw:layer="layout" svg:width="2.517cm" svg:height="1.675cm" svg:x="17.876cm" svg:y="5.611cm">
          <draw:text-box>
            <text:p text:style-name="P9"><text:span text:style-name="T9">TCP</text:span></text:p>
          </draw:text-box>
        </draw:frame>
        <draw:frame draw:style-name="gr3" draw:text-style-name="P17" draw:layer="layout" svg:width="2.517cm" svg:height="1.675cm" svg:x="20.477cm" svg:y="6.812cm">
          <draw:text-box>
            <text:p text:style-name="P9"><text:span text:style-name="T9">TC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 style:font-pitch="fixed"/>
    <style:font-face style:name="IBM Plex Mono1" svg:font-family="'IBM Plex Mono'" style:font-pitch="variable"/>
    <style:font-face style:name="IBM Plex Mono2" svg:font-family="'IBM Plex Mono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fit-to-contour="false" fo:padding-top="0cm" fo:padding-bottom="0cm" fo:padding-left="0.254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t-to-contour="false" fo:padding-left="0cm" fo:wrap-option="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7T17:44:36.725903170</meta:creation-date>
    <meta:editing-duration>PT1H36M10S</meta:editing-duration>
    <meta:editing-cycles>25</meta:editing-cycles>
    <meta:generator>LibreOffice/7.3.2.2$MacOSX_AARCH64 LibreOffice_project/49f2b1bff42cfccbd8f788c8dc32c1c309559be0</meta:generator>
    <dc:date>2022-12-13T19:03:57.538092970</dc:date>
    <meta:document-statistic meta:object-count="43"/>
  </office:meta>
</office:document-meta>
</file>